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a8b4" officeooo:paragraph-rsid="000ca8b4" style:font-weight-asian="bold" style:font-weight-complex="bold"/>
    </style:style>
    <style:style style:name="P2" style:family="paragraph" style:parent-style-name="Standard">
      <style:text-properties officeooo:rsid="000ca8b4" officeooo:paragraph-rsid="000ca8b4"/>
    </style:style>
    <style:style style:name="P3" style:family="paragraph" style:parent-style-name="Standard">
      <style:text-properties officeooo:rsid="000ac56d" officeooo:paragraph-rsid="000ac56d"/>
    </style:style>
    <style:style style:name="P4" style:family="paragraph" style:parent-style-name="Standard">
      <style:text-properties fo:font-weight="bold" officeooo:rsid="000ac56d" officeooo:paragraph-rsid="000ac56d" style:font-weight-asian="bold" style:font-weight-complex="bold"/>
    </style:style>
    <style:style style:name="P5" style:family="paragraph" style:parent-style-name="Standard">
      <style:text-properties officeooo:rsid="0017205b" officeooo:paragraph-rsid="0017205b"/>
    </style:style>
    <style:style style:name="P6" style:family="paragraph" style:parent-style-name="Standard">
      <style:text-properties officeooo:rsid="001a5e6a" officeooo:paragraph-rsid="001a5e6a"/>
    </style:style>
    <style:style style:name="P7" style:family="paragraph" style:parent-style-name="Standard">
      <style:text-properties officeooo:rsid="001a5e6a" officeooo:paragraph-rsid="001ad5bc"/>
    </style:style>
    <style:style style:name="P8" style:family="paragraph" style:parent-style-name="Standard">
      <style:text-properties officeooo:rsid="001ad5bc" officeooo:paragraph-rsid="001ad5b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7edd" style:font-weight-asian="bold" style:font-weight-complex="bold"/>
    </style:style>
    <style:style style:name="T3" style:family="text">
      <style:text-properties fo:font-weight="bold" officeooo:rsid="0012329e" style:font-weight-asian="bold" style:font-weight-complex="bold"/>
    </style:style>
    <style:style style:name="T4" style:family="text">
      <style:text-properties fo:font-weight="bold" officeooo:rsid="001a5e6a" style:font-weight-asian="bold" style:font-weight-complex="bold"/>
    </style:style>
    <style:style style:name="T5" style:family="text">
      <style:text-properties officeooo:rsid="001527a6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c85b7"/>
    </style:style>
    <style:style style:name="T9" style:family="text">
      <style:text-properties officeooo:rsid="001ad5bc"/>
    </style:style>
    <style:style style:name="T10" style:family="text">
      <style:text-properties officeooo:rsid="001c9dc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Name ________________________</text:p>
      <text:p text:style-name="P2"><text:span text:style-name="T1"><text:tab/><text:tab/><text:tab/><text:tab/><text:tab/> <text:s text:c="5"/></text:span><text:span text:style-name="T2">PHY20</text:span><text:span text:style-name="T3">4</text:span><text:span text:style-name="T2">8C, </text:span><text:span text:style-name="T1">Quiz </text:span><text:span text:style-name="T4">5</text:span></text:p>
      <text:p text:style-name="P3"><text:span text:style-name="T1"/></text:p>
      <text:p text:style-name="P1">A- Read all the quiz once, or twice, before beginning to write. Make sure to comprehend all questions and start with those you fe<text:span text:style-name="T5">el</text:span> most confident <text:span text:style-name="T5">in</text:span>.</text:p>
      <text:p text:style-name="P1">B – Be clear and concise. There are no extra points for being verbose or writing extra.</text:p>
      <text:p text:style-name="P1">C –Only use the white pages that I will provide. You have 50 minutes to answer the quiz.</text:p>
      <text:p text:style-name="P4">---------------------------------------------------------------------------------------------------------------------------</text:p>
      <text:p text:style-name="P3"><text:span text:style-name="T1"/></text:p>
      <text:p text:style-name="P5"><text:span text:style-name="T1">Problem 1 </text:span><text:span text:style-name="T6">(Halliday, Resnik, Walker)</text:span></text:p>
      <text:p text:style-name="P5"><text:span text:style-name="T1"/></text:p>
      <text:p text:style-name="P6">A spring in a viscous fluid functions as a damped oscillator. In fact, this is how car suspension works. Consider a spring with spring constant<text:span text:style-name="T7"> k </text:span>and a fluid with drag <draw:frame draw:style-name="fr1" draw:name="Object1" text:anchor-type="as-char" svg:y="-0.1492in" svg:width="0.1028in" svg:height="0.1854in" draw:z-index="0"><draw:object xlink:href="./Object 1" xlink:type="simple" xlink:show="embed" xlink:actuate="onLoad"/><draw:image xlink:href="./ObjectReplacements/Object 1" xlink:type="simple" xlink:show="embed" xlink:actuate="onLoad"/></draw:frame>. Derive the equation for the damped oscillartor by followin these steps:</text:p>
      <text:p text:style-name="P6"/>
      <text:p text:style-name="P6">(a) Set up Newton’s second law (the equation of motion):</text:p>
      <text:p text:style-name="P6"/>
      <text:p text:style-name="P6"><draw:frame draw:style-name="fr1" draw:name="Object2" text:anchor-type="as-char" svg:y="-0.1528in" svg:width="1.6071in" svg:height="0.2016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6"/>
      <text:p text:style-name="P7">(b) Solve for x(t) (remember this is a differential equation, and hence x is a function of time. <text:span text:style-name="T8">Hint:</text:span> assume that x takes the form <draw:frame draw:style-name="fr1" draw:name="Object3" text:anchor-type="as-char" svg:y="-0.1728in" svg:width="0.7173in" svg:height="0.2091in" draw:z-index="2"><draw:object xlink:href="./Object 3" xlink:type="simple" xlink:show="embed" xlink:actuate="onLoad"/><draw:image xlink:href="./ObjectReplacements/Object 3" xlink:type="simple" xlink:show="embed" xlink:actuate="onLoad"/></draw:frame><text:s/>and solve for <draw:frame draw:style-name="fr1" draw:name="Object4" text:anchor-type="as-char" svg:y="-0.1492in" svg:width="0.1228in" svg:height="0.1854in" draw:z-index="3"><draw:object xlink:href="./Object 4" xlink:type="simple" xlink:show="embed" xlink:actuate="onLoad"/><draw:image xlink:href="./ObjectReplacements/Object 4" xlink:type="simple" xlink:show="embed" xlink:actuate="onLoad"/></draw:frame>. </text:p>
      <text:p text:style-name="P7"/>
      <text:p text:style-name="P7"><text:span text:style-name="T8">Hint: </text:span><text:span text:style-name="T9">The quadratic formula is </text:span><text:span text:style-name="T9"><draw:frame draw:style-name="fr1" draw:name="Object8" text:anchor-type="as-char" svg:y="-0.2839in" svg:width="1.3484in" svg:height="0.4346in" draw:z-index="7"><draw:object xlink:href="./Object 5" xlink:type="simple" xlink:show="embed" xlink:actuate="onLoad"/><draw:image xlink:href="./ObjectReplacements/Object 5" xlink:type="simple" xlink:show="embed" xlink:actuate="onLoad"/></draw:frame></text:span><text:span text:style-name="T9"><text:s/>where the quadratic equation is </text:span><draw:frame draw:style-name="fr1" draw:name="Object9" text:anchor-type="as-char" svg:y="-0.1728in" svg:width="0.9654in" svg:height="0.2091in" draw:z-index="8"><draw:object xlink:href="./Object 6" xlink:type="simple" xlink:show="embed" xlink:actuate="onLoad"/><draw:image xlink:href="./ObjectReplacements/Object 6" xlink:type="simple" xlink:show="embed" xlink:actuate="onLoad"/></draw:frame></text:p>
      <text:p text:style-name="P6"/>
      <text:p text:style-name="P8"><text:span text:style-name="T8">You have to s</text:span>how that <draw:frame draw:style-name="fr1" draw:name="Object7" text:anchor-type="as-char" svg:y="-0.3043in" svg:width="1.5661in" svg:height="0.4547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6"/>
      <text:p text:style-name="P6">(c) Consider that <text:span text:style-name="T10">the car </text:span>gets a kicked by a hole on the road of 0.05 m/s, and that <draw:frame draw:style-name="fr1" draw:name="Object5" text:anchor-type="as-char" svg:y="-0.1492in" svg:width="0.9937in" svg:height="0.1854in" draw:z-index="4"><draw:object xlink:href="./Object 8" xlink:type="simple" xlink:show="embed" xlink:actuate="onLoad"/><draw:image xlink:href="./ObjectReplacements/Object 8" xlink:type="simple" xlink:show="embed" xlink:actuate="onLoad"/></draw:frame><text:s/>and <draw:frame draw:style-name="fr1" draw:name="Object6" text:anchor-type="as-char" svg:y="-0.1492in" svg:width="0.6673in" svg:height="0.1854in" draw:z-index="5"><draw:object xlink:href="./Object 9" xlink:type="simple" xlink:show="embed" xlink:actuate="onLoad"/><draw:image xlink:href="./ObjectReplacements/Object 9" xlink:type="simple" xlink:show="embed" xlink:actuate="onLoad"/></draw:frame>. <text:span text:style-name="T10">Moreover, the mass of the car is 2000 kg.</text:span> Will the car successfully damp the effects of the hole <text:span text:style-name="T9">or will it be too rigid</text:span>? <text:span text:style-name="T9">Or will it be too bouncy afterward?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1:21:46.087040663</meta:creation-date>
    <dc:date>2024-12-12T14:48:50.636352204</dc:date>
    <meta:editing-duration>PT7H41M25S</meta:editing-duration>
    <meta:editing-cycles>10</meta:editing-cycles>
    <meta:generator>LibreOffice/24.8.3.2$Linux_X86_64 LibreOffice_project/480$Build-2</meta:generator>
    <meta:document-statistic meta:table-count="0" meta:image-count="0" meta:object-count="9" meta:page-count="1" meta:paragraph-count="14" meta:word-count="222" meta:character-count="1320" meta:non-whitespace-character-count="1093"/>
  </office:meta>
</office:document-meta>
</file>

<file path=Object 1/content.xml><?xml version="1.0" encoding="utf-8"?>
<math xmlns="http://www.w3.org/1998/Math/MathML" display="block">
  <semantics>
    <mi>α</mi>
    <annotation encoding="StarMath 5.0">%alpha</annotation>
  </semantics>
</math>
</file>

<file path=Object 2/content.xml><?xml version="1.0" encoding="utf-8"?>
<math xmlns="http://www.w3.org/1998/Math/MathML" display="block">
  <semantics>
    <mrow>
      <mi>m</mi>
      <mover accent="true">
        <mi>x</mi>
        <mo stretchy="false">¨</mo>
      </mover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o stretchy="false">−</mo>
          <mi mathvariant="italic">kx</mi>
        </mrow>
      </mrow>
      <mrow>
        <mrow>
          <mo fence="true" form="prefix" stretchy="false">(</mo>
          <mrow>
            <mi>t</mi>
          </mrow>
          <mo fence="true" form="postfix" stretchy="false">)</mo>
        </mrow>
        <mo stretchy="false">−</mo>
        <mi>α</mi>
      </mrow>
      <mover accent="true">
        <mi>x</mi>
        <mo stretchy="false">˙</mo>
      </mover>
      <mrow>
        <mo fence="true" form="prefix" stretchy="false">(</mo>
        <mrow>
          <mi>t</mi>
        </mrow>
        <mo fence="true" form="postfix" stretchy="false">)</mo>
      </mrow>
    </mrow>
    <annotation encoding="StarMath 5.0">m ddot x(t) = -kx(t) - %alpha dot x(t) 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i>A</mi>
        <mo stretchy="false">∗</mo>
        <msup>
          <mi>e</mi>
          <mrow>
            <mi>i</mi>
            <mi>ω</mi>
            <mi>t</mi>
          </mrow>
        </msup>
      </mrow>
    </mrow>
    <annotation encoding="StarMath 5.0">x=A*e^{i %omega t}</annotation>
  </semantics>
</math>
</file>

<file path=Object 4/content.xml><?xml version="1.0" encoding="utf-8"?>
<math xmlns="http://www.w3.org/1998/Math/MathML" display="block">
  <semantics>
    <mi>ω</mi>
    <annotation encoding="StarMath 5.0">%omega</annotation>
  </semantics>
</math>
</file>

<file path=Object 5/content.xml><?xml version="1.0" encoding="utf-8"?>
<math xmlns="http://www.w3.org/1998/Math/MathML" display="block">
  <semantics>
    <mrow>
      <mi>x</mi>
      <mo stretchy="false">=</mo>
      <mrow>
        <mfrac>
          <mrow>
            <mo stretchy="false">−</mo>
            <mi>b</mi>
          </mrow>
          <mrow>
            <mn>2</mn>
            <mi>a</mi>
          </mrow>
        </mfrac>
        <mo stretchy="false">±</mo>
        <mfrac>
          <msqrt>
            <mrow>
              <mrow>
                <msup>
                  <mi>b</mi>
                  <mn>2</mn>
                </msup>
                <mo stretchy="false">−</mo>
                <mn>4</mn>
              </mrow>
              <mi>a</mi>
              <mi>c</mi>
            </mrow>
          </msqrt>
          <mrow>
            <mn>2</mn>
            <mi>a</mi>
          </mrow>
        </mfrac>
      </mrow>
    </mrow>
    <annotation encoding="StarMath 5.0">x = -b over {2a} +- sqrt{b^2 -4a c} over {2a}</annotation>
  </semantics>
</math>
</file>

<file path=Object 6/content.xml><?xml version="1.0" encoding="utf-8"?>
<math xmlns="http://www.w3.org/1998/Math/MathML" display="block">
  <semantics>
    <mrow>
      <mrow>
        <msup>
          <mi mathvariant="italic">ax</mi>
          <mn>2</mn>
        </msup>
        <mo stretchy="false">+</mo>
        <mi>b</mi>
      </mrow>
      <mrow>
        <mrow>
          <mi>x</mi>
          <mo stretchy="false">+</mo>
          <mi>c</mi>
        </mrow>
        <mo stretchy="false">=</mo>
        <mn>0</mn>
      </mrow>
    </mrow>
    <annotation encoding="StarMath 5.0">ax^2 + b x + c=0</annotation>
  </semantics>
</math>
</file>

<file path=Object 7/content.xml><?xml version="1.0" encoding="utf-8"?>
<math xmlns="http://www.w3.org/1998/Math/MathML" display="block">
  <semantics>
    <mrow>
      <mrow>
        <mi>ω</mi>
        <mo stretchy="false">=</mo>
        <mi>i</mi>
      </mrow>
      <mrow>
        <mfrac>
          <mi>α</mi>
          <mrow>
            <mn>2</mn>
            <mi>m</mi>
          </mrow>
        </mfrac>
        <mo stretchy="false">∓</mo>
        <msqrt>
          <mrow>
            <mfrac>
              <mi>k</mi>
              <mi>m</mi>
            </mfrac>
            <mo stretchy="false">−</mo>
            <msup>
              <mrow>
                <mo fence="true" form="prefix" stretchy="false">(</mo>
                <mrow>
                  <mfrac>
                    <mi>α</mi>
                    <mrow>
                      <mn>2</mn>
                      <mi>m</mi>
                    </mrow>
                  </mfrac>
                </mrow>
                <mo fence="true" form="postfix" stretchy="false">)</mo>
              </mrow>
              <mn>2</mn>
            </msup>
          </mrow>
        </msqrt>
      </mrow>
    </mrow>
    <annotation encoding="StarMath 5.0">%omega = i%alpha over {2m} -+ Sqrt{k over m - (%alpha over {2m})^2}</annotation>
  </semantics>
</math>
</file>

<file path=Object 8/content.xml><?xml version="1.0" encoding="utf-8"?>
<math xmlns="http://www.w3.org/1998/Math/MathML" display="block">
  <semantics>
    <mrow>
      <mrow>
        <mi>α</mi>
        <mo stretchy="false">=</mo>
        <mn>0.1</mn>
      </mrow>
      <mrow>
        <mi>N</mi>
        <mo stretchy="false">∗</mo>
        <mi>s</mi>
        <mo stretchy="false">/</mo>
        <mi>m</mi>
      </mrow>
    </mrow>
    <annotation encoding="StarMath 5.0">%alpha=0.1 N*s/m</annotation>
  </semantics>
</math>
</file>

<file path=Object 9/content.xml><?xml version="1.0" encoding="utf-8"?>
<math xmlns="http://www.w3.org/1998/Math/MathML" display="block">
  <semantics>
    <mrow>
      <mrow>
        <mi>k</mi>
        <mo stretchy="false">=</mo>
        <mn>1</mn>
      </mrow>
      <mrow>
        <mi>N</mi>
        <mo stretchy="false">/</mo>
        <mi>m</mi>
      </mrow>
    </mrow>
    <annotation encoding="StarMath 5.0">k=1 N/m</annotation>
  </semantics>
</math>
</file>